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300000165344BF3FE8E33F5A9.png" manifest:media-type="image/png"/>
  <manifest:file-entry manifest:full-path="Pictures/10000201000000EF000000F281A744466D5B79BD.png" manifest:media-type="image/png"/>
  <manifest:file-entry manifest:full-path="Pictures/100002010000013E000000E28F9B177233A509DD.png" manifest:media-type="image/png"/>
  <manifest:file-entry manifest:full-path="Pictures/10000201000001B9000001216475643ECDBC74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uden_20_fyld_20_og_20_uden_20_linjer">
      <style:graphic-properties draw:textarea-horizontal-align="center" draw:textarea-vertical-align="bottom" fo:padding-bottom="-0.7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kt_20_uden_20_fyld_20_og_20_uden_20_linjer">
      <style:graphic-properties draw:textarea-horizontal-align="center" draw:textarea-vertical-align="bottom" fo:padding-bottom="-1.4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kt_20_uden_20_fyld_20_og_20_uden_20_linjer">
      <style:graphic-properties draw:textarea-horizontal-align="center" draw:textarea-vertical-align="bottom" fo:padding-bottom="-1.2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6" draw:id="id6" draw:layer="layout" svg:width="5.715cm" svg:height="3.745cm" svg:x="0.985cm" svg:y="2.3cm">
          <draw:image xlink:href="Pictures/10000201000001B9000001216475643ECDBC74F4.png" xlink:type="simple" xlink:show="embed" xlink:actuate="onLoad" loext:mime-type="image/png">
            <text:p text:style-name="P1">Your computer</text:p>
          </draw:image>
        </draw:frame>
        <draw:frame draw:style-name="gr2" draw:text-style-name="P1" xml:id="id5" draw:id="id5" draw:layer="layout" svg:width="3.039cm" svg:height="3.077cm" svg:x="19.2cm" svg:y="10.523cm">
          <draw:image xlink:href="Pictures/10000201000000EF000000F281A744466D5B79BD.png" xlink:type="simple" xlink:show="embed" xlink:actuate="onLoad" loext:mime-type="image/png">
            <text:p text:style-name="P1">Ceph</text:p>
            <text:p text:style-name="P1"><text:span text:style-name="T1">storage</text:span></text:p>
          </draw:image>
        </draw:frame>
        <draw:frame draw:style-name="gr3" draw:text-style-name="P1" xml:id="id4" draw:id="id4" draw:layer="layout" svg:width="3.013cm" svg:height="2.141cm" svg:x="12.687cm" svg:y="10.959cm">
          <draw:image xlink:href="Pictures/100002010000013E000000E28F9B177233A509DD.png" xlink:type="simple" xlink:show="embed" xlink:actuate="onLoad" loext:mime-type="image/png">
            <text:p text:style-name="P1">User directory on</text:p>
            <text:p text:style-name="P1">NFS network drive</text:p>
          </draw:image>
        </draw:frame>
        <draw:connector draw:style-name="gr4" draw:text-style-name="P2" draw:layer="layout" draw:type="line" svg:x1="11.4cm" svg:y1="4.222cm" svg:x2="15.005cm" svg:y2="3.622cm" draw:start-shape="id1" draw:start-glue-point="1" draw:end-shape="id2" draw:end-glue-point="3" svg:d="M11400 4222l3605-600" svg:viewBox="0 0 3606 601">
          <text:p/>
        </draw:connector>
        <draw:connector draw:style-name="gr4" draw:text-style-name="P2" draw:layer="layout" draw:type="line" svg:x1="11.4cm" svg:y1="4.222cm" svg:x2="18.6cm" svg:y2="4.922cm" draw:start-shape="id1" draw:start-glue-point="1" draw:end-shape="id3" draw:end-glue-point="3" svg:d="M11400 4222l7200 700" svg:viewBox="0 0 7201 701">
          <text:p/>
        </draw:connector>
        <draw:connector draw:style-name="gr4" draw:text-style-name="P2" draw:layer="layout" draw:type="line" svg:x1="16.202cm" svg:y1="6.245cm" svg:x2="14.193cm" svg:y2="10.959cm" draw:start-shape="id2" draw:end-shape="id4" draw:end-glue-point="0" svg:d="M16202 6245l-2009 4714" svg:viewBox="0 0 2010 4715">
          <text:p/>
        </draw:connector>
        <draw:connector draw:style-name="gr4" draw:text-style-name="P2" draw:layer="layout" draw:type="line" svg:x1="10.202cm" svg:y1="6.845cm" svg:x2="14.193cm" svg:y2="10.959cm" draw:start-shape="id1" draw:end-shape="id4" draw:end-glue-point="0" svg:d="M10202 6845l3991 4114" svg:viewBox="0 0 3992 4115">
          <text:p/>
        </draw:connector>
        <draw:connector draw:style-name="gr4" draw:text-style-name="P2" draw:layer="layout" draw:type="line" svg:x1="19.797cm" svg:y1="7.545cm" svg:x2="14.193cm" svg:y2="10.959cm" draw:start-shape="id3" draw:end-shape="id4" draw:end-glue-point="0" svg:d="M19797 7545l-5604 3414" svg:viewBox="0 0 5605 3415">
          <text:p/>
        </draw:connector>
        <draw:connector draw:style-name="gr4" draw:text-style-name="P2" draw:layer="layout" draw:type="line" svg:x1="15.7cm" svg:y1="12.029cm" svg:x2="19.2cm" svg:y2="12.061cm" draw:start-shape="id4" draw:end-shape="id5" svg:d="M15700 12029l3500 32" svg:viewBox="0 0 3501 33">
          <text:p/>
        </draw:connector>
        <draw:connector draw:style-name="gr4" draw:text-style-name="P2" draw:layer="layout" draw:type="line" svg:x1="6.7cm" svg:y1="4.172cm" svg:x2="9.005cm" svg:y2="4.222cm" draw:start-shape="id6" draw:start-glue-point="1" draw:end-shape="id1" draw:end-glue-point="3" svg:d="M6700 4172l2305 50" svg:viewBox="0 0 2306 51">
          <text:p/>
        </draw:connector>
        <draw:frame draw:style-name="gr2" draw:text-style-name="P1" xml:id="id1" draw:id="id1" draw:layer="layout" svg:width="2.395cm" svg:height="5.245cm" svg:x="9.005cm" svg:y="1.6cm">
          <draw:image xlink:href="Pictures/10000201000000A300000165344BF3FE8E33F5A9.png" xlink:type="simple" xlink:show="embed" xlink:actuate="onLoad" loext:mime-type="image/png">
            <text:p text:style-name="P1">Front-end node</text:p>
            <text:p text:style-name="P1">nv-ai-fe01</text:p>
          </draw:image>
        </draw:frame>
        <draw:frame draw:style-name="gr2" draw:text-style-name="P1" xml:id="id2" draw:id="id2" draw:layer="layout" svg:width="2.395cm" svg:height="5.245cm" svg:x="15.005cm" svg:y="1cm">
          <draw:image xlink:href="Pictures/10000201000000A300000165344BF3FE8E33F5A9.png" xlink:type="simple" xlink:show="embed" xlink:actuate="onLoad" loext:mime-type="image/png">
            <text:p text:style-name="P1">Compute node</text:p>
            <text:p text:style-name="P1">nv-ai-01</text:p>
          </draw:image>
        </draw:frame>
        <draw:frame draw:style-name="gr2" draw:text-style-name="P1" xml:id="id3" draw:id="id3" draw:layer="layout" svg:width="2.395cm" svg:height="5.245cm" svg:x="18.6cm" svg:y="2.3cm">
          <draw:image xlink:href="Pictures/10000201000000A300000165344BF3FE8E33F5A9.png" xlink:type="simple" xlink:show="embed" xlink:actuate="onLoad" loext:mime-type="image/png">
            <text:p text:style-name="P1">Compute node</text:p>
            <text:p text:style-name="P1">nv-ai-03</text:p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" draw:border="0%"/>
    <draw:gradient draw:name="Udfyldt" draw:style="linear" draw:start-color="#ffffff" draw:end-color="#cccccc" draw:start-intensity="100%" draw:end-intensity="100%" draw:angle="300" draw:border="0%"/>
    <draw:gradient draw:name="Udfyldt_20_blå" draw:display-name="Udfyldt blå" draw:style="linear" draw:start-color="#729fcf" draw:end-color="#355269" draw:start-intensity="100%" draw:end-intensity="100%" draw:angle="300" draw:border="0%"/>
    <draw:gradient draw:name="Udfyldt_20_grøn" draw:display-name="Udfyldt grøn" draw:style="linear" draw:start-color="#77bc65" draw:end-color="#127622" draw:start-intensity="100%" draw:end-intensity="100%" draw:angle="300" draw:border="0%"/>
    <draw:gradient draw:name="Udfyldt_20_gul" draw:display-name="Udfyldt gul" draw:style="linear" draw:start-color="#ffde59" draw:end-color="#b47804" draw:start-intensity="100%" draw:end-intensity="100%" draw:angle="300" draw:border="0%"/>
    <draw:gradient draw:name="Udfyldt_20_rød" draw:display-name="Udfyldt rød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homas Arildsen</meta:initial-creator>
    <meta:creation-date>2022-07-21T14:25:48.723136218</meta:creation-date>
    <dc:date>2022-07-21T14:48:08.077309305</dc:date>
    <dc:creator>Thomas Arildsen</dc:creator>
    <meta:editing-duration>PT9M24S</meta:editing-duration>
    <meta:editing-cycles>1</meta:editing-cycles>
    <meta:document-statistic meta:object-count="13"/>
    <meta:generator>LibreOffice/6.4.7.2$Linux_X86_64 LibreOffice_project/40$Build-2</meta:generator>
  </office:meta>
</office:document-meta>
</file>